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1.191875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unable to reproduce, no data showing where the attack gets executed, however, it looks like it should be somewhere in the admin-view of the plugin settings, so i'm going to tag this one as such. it is partly CSRF, so i'm going to tag is as authenticated as well.</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While the code runs under similar situations, I don't know if it would always happen in the same location, as these pages seem to be able to change depending on which plugins are installed (such as this one). (TODO)</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table:number-columns-repeated="16378"/>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IN DOUBT</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IN DOUBT</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possible XSS on response back (missing content-type application/json header???), not evident of where response is placed on DOM.</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9</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8</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6</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214</text:p>
          </table:table-cell>
          <table:table-cell office:value-type="string" table:style-name="ce3">
            <text:p>plugin no longer available, closed due to "security issue" TODO: tag as related?</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reproducible, unclear whether it is an actual attack.</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table-row>
        <table:table-row table:style-name="ro7">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844</text:p>
          </table:table-cell>
          <table:table-cell office:value-type="string" table:style-name="ce3">
            <text:p>skipped for now</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style-name="ce1"/>
          <table:table-cell office:value-type="string" table:style-name="ce1">
            <text:p>CVE-2018-0547</text:p>
          </table:table-cell>
          <table:table-cell table:number-columns-repeated="16379" table:style-name="ce1"/>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11T01:31:18Z</dc:date>
    <meta:editing-cycles>3</meta:editing-cycles>
    <meta:editing-duration>PT3899S</meta:editing-duration>
  </office:meta>
</office:document-meta>
</file>